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 fo:margin-top="7.00pt" fo:margin-bottom="6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20.00%" fo:text-align="left" fo:margin-left="-18.00pt" fo:text-indent="18.00pt" fo:margin-bottom="7.00pt"/>
    </style:style>
    <style:style style:name="P6" style:family="paragraph">
      <style:paragraph-properties fo:line-height="100.00%" fo:text-align="left" fo:margin-top="7.00pt" fo:margin-bottom="6.00pt"/>
    </style:style>
    <style:style style:name="P7" style:family="paragraph">
      <style:paragraph-properties fo:line-height="120.00%" fo:text-align="left" fo:margin-bottom="7.00p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20.00%" fo:text-align="left" fo:margin-bottom="7.00p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Лабораторна</text:span><text:span text:style-name="T2"><text:s/></text:span><text:span text:style-name="T3">робота</text:span><text:span text:style-name="T4"><text:s text:c="2"/></text:span><text:span text:style-name="T5">№</text:span><text:span text:style-name="T6">3.<text:s/></text:span><text:span text:style-name="T7">Розробка</text:span><text:span text:style-name="T8"><text:s/></text:span><text:span text:style-name="T9">лінійних</text:span><text:span text:style-name="T10"><text:s/></text:span><text:span text:style-name="T11">програм</text:span><text:span text:style-name="T12"><text:s/></text:span></text:p>
      <text:p text:style-name="P2"><text:span text:style-name="T13"/></text:p>
      <text:p text:style-name="P3"><text:span text:style-name="T14">1<text:s/></text:span><text:span text:style-name="T15">Вимоги</text:span></text:p>
      <text:p text:style-name="P4"><text:span text:style-name="T16">1.1<text:s/></text:span><text:span text:style-name="T17">Розробник</text:span></text:p>
      <text:list text:style-name="L5">
        <text:list-item>
          <text:p text:style-name="P5"><text:span text:style-name="T18">Мусий Антон Вадимович</text:span><text:span text:style-name="T19"/></text:p>
        </text:list-item>
        <text:list-item>
          <text:p text:style-name="P5"><text:span text:style-name="T20">студент</text:span><text:span text:style-name="T21"><text:s/></text:span><text:span text:style-name="T22">групи</text:span><text:span text:style-name="T23"><text:s/></text:span><text:span text:style-name="T24">КІТ</text:span><text:span text:style-name="T25">-120</text:span><text:span text:style-name="T26">а</text:span><text:span text:style-name="T27">;</text:span></text:p>
        </text:list-item>
        <text:list-item>
          <text:p text:style-name="P5"><text:span text:style-name="T28">21.12.2021.</text:span><text:span text:style-name="T29"/></text:p>
        </text:list-item>
      </text:list>
      <text:p text:style-name="P6"><text:span text:style-name="T30">1.2<text:s/></text:span><text:span text:style-name="T31">Загальне</text:span><text:span text:style-name="T32"><text:s/></text:span><text:span text:style-name="T33">завдання</text:span></text:p>
      <text:p text:style-name="P7"><text:span text:style-name="T34"><text:tab/></text:span><text:span text:style-name="T35">Розробити</text:span><text:span text:style-name="T36"><text:s/></text:span><text:span text:style-name="T37">лінійну</text:span><text:span text:style-name="T38"><text:s/></text:span><text:span text:style-name="T39">програму</text:span><text:span text:style-name="T40">.</text:span></text:p>
      <text:p text:style-name="P8"><text:span text:style-name="T41">1.3<text:s/></text:span><text:span text:style-name="T42">Індивідуальне</text:span><text:span text:style-name="T43"><text:s/></text:span><text:span text:style-name="T44">завдання</text:span></text:p>
      <text:p text:style-name="P9"><text:span text:style-name="T45"><text:tab/></text:span><text:span text:style-name="T46">Визначити</text:span><text:span text:style-name="T47"><text:s/></text:span><text:span text:style-name="T48">число</text:span><text:span text:style-name="T49">,<text:s/></text:span><text:span text:style-name="T50">яке</text:span><text:span text:style-name="T51"><text:s/></text:span><text:span text:style-name="T52">отримане</text:span><text:span text:style-name="T53"><text:s/></text:span><text:span text:style-name="T54">виписуванням</text:span><text:span text:style-name="T55"><text:s/></text:span><text:span text:style-name="T56">у</text:span><text:span text:style-name="T57"><text:s/></text:span><text:span text:style-name="T58">зворотному</text:span><text:span text:style-name="T59"><text:s/></text:span><text:span text:style-name="T60">порядку</text:span><text:span text:style-name="T61"><text:s/></text:span><text:span text:style-name="T62">цифр</text:span><text:span text:style-name="T63"><text:s/></text:span><text:span text:style-name="T64">заданого</text:span><text:span text:style-name="T65"><text:s/></text:span><text:span text:style-name="T66">тризначного</text:span><text:span text:style-name="T67"><text:s/></text:span><text:span text:style-name="T68">числа</text:span><text:span text:style-name="T69"><text:s/></text:span><text:span text:style-name="T70">в</text:span><text:span text:style-name="T71"><text:s/></text:span><text:span text:style-name="T72">десятковій</text:span><text:span text:style-name="T73"><text:s/></text:span><text:span text:style-name="T74">системі</text:span><text:span text:style-name="T75"><text:s/></text:span><text:span text:style-name="T76">числення</text:span><text:span text:style-name="T77">.</text:span></text:p>
      <text:p text:style-name="P10"><text:span text:style-name="T78">2.<text:s/></text:span><text:span text:style-name="T79">Опис</text:span><text:span text:style-name="T80"><text:s/></text:span><text:span text:style-name="T81">роботи</text:span></text:p>
      <text:p text:style-name="P11"><text:span text:style-name="T82">1.<text:s/></text:span><text:span text:style-name="T83">Задаємо</text:span><text:span text:style-name="T84"><text:s/></text:span><text:span text:style-name="T85">число</text:span><text:span text:style-name="T86">,<text:s/></text:span><text:span text:style-name="T87">яке</text:span><text:span text:style-name="T88"><text:s/></text:span><text:span text:style-name="T89">необхідно</text:span><text:span text:style-name="T90"><text:s/></text:span><text:span text:style-name="T91">отримати</text:span><text:span text:style-name="T92"><text:s/></text:span><text:span text:style-name="T93">у</text:span><text:span text:style-name="T94"><text:s/></text:span><text:span text:style-name="T95">зворотньому</text:span><text:span text:style-name="T96"><text:s/></text:span><text:span text:style-name="T97">порядку</text:span><text:span text:style-name="T98">.</text:span></text:p>
      <text:p text:style-name="P11"><text:span text:style-name="T99">2.<text:s/></text:span><text:span text:style-name="T100">Задаємо</text:span><text:span text:style-name="T101"><text:s/></text:span><text:span text:style-name="T102">змінну</text:span><text:span text:style-name="T103">,<text:s/></text:span><text:span text:style-name="T104">у</text:span><text:span text:style-name="T105"><text:s/></text:span><text:span text:style-name="T106">яку</text:span><text:span text:style-name="T107"><text:s/></text:span><text:span text:style-name="T108">помістимо</text:span><text:span text:style-name="T109"><text:s/></text:span><text:span text:style-name="T110">число</text:span><text:span text:style-name="T111"><text:s/></text:span><text:span text:style-name="T112">у</text:span><text:span text:style-name="T113"><text:s/></text:span><text:span text:style-name="T114">зворотньому</text:span><text:span text:style-name="T115"><text:s/></text:span><text:span text:style-name="T116">порядку</text:span><text:span text:style-name="T117">.</text:span></text:p>
      <text:p text:style-name="P11"><text:span text:style-name="T118">3.<text:s/></text:span><text:span text:style-name="T119">Для</text:span><text:span text:style-name="T120"><text:s/></text:span><text:span text:style-name="T121">отримання</text:span><text:span text:style-name="T122"><text:s/></text:span><text:span text:style-name="T123">числа</text:span><text:span text:style-name="T124"><text:s/></text:span><text:span text:style-name="T125">у</text:span><text:span text:style-name="T126"><text:s/></text:span><text:span text:style-name="T127">зворотньому</text:span><text:span text:style-name="T128"><text:s/></text:span><text:span text:style-name="T129">порядку</text:span><text:span text:style-name="T130"><text:s/></text:span><text:span text:style-name="T131">у</text:span><text:span text:style-name="T132"><text:s/></text:span><text:span text:style-name="T133">десятковій</text:span><text:span text:style-name="T134"><text:s/></text:span><text:span text:style-name="T135">системі</text:span><text:span text:style-name="T136"><text:s/></text:span><text:span text:style-name="T137">числення</text:span><text:span text:style-name="T138"><text:s/></text:span><text:span text:style-name="T139">нам</text:span><text:span text:style-name="T140"><text:s/></text:span><text:span text:style-name="T141">потрібно</text:span><text:span text:style-name="T142"><text:s/></text:span><text:span text:style-name="T143">отримати</text:span><text:span text:style-name="T144"><text:s/></text:span><text:span text:style-name="T145">кожну</text:span><text:span text:style-name="T146"><text:s/></text:span><text:span text:style-name="T147">цифру</text:span><text:span text:style-name="T148"><text:s/></text:span><text:span text:style-name="T149">і</text:span><text:span text:style-name="T150"><text:s/></text:span><text:span text:style-name="T151">помножити</text:span><text:span text:style-name="T152"><text:s/></text:span><text:span text:style-name="T153">на</text:span><text:span text:style-name="T154"><text:s/>10<text:s/></text:span><text:span text:style-name="T155">у</text:span><text:span text:style-name="T156"><text:s/></text:span><text:span text:style-name="T157">степені</text:span><text:span text:style-name="T158"><text:s/></text:span><text:span text:style-name="T159">місця</text:span><text:span text:style-name="T160">,<text:s/></text:span><text:span text:style-name="T161">де</text:span><text:span text:style-name="T162"><text:s/></text:span><text:span text:style-name="T163">повинне</text:span><text:span text:style-name="T164"><text:s/></text:span><text:span text:style-name="T165">знаходитися</text:span><text:span text:style-name="T166"><text:s/></text:span><text:span text:style-name="T167">ця</text:span><text:span text:style-name="T168"><text:s/></text:span><text:span text:style-name="T169">цифра</text:span><text:span text:style-name="T170"><text:s/></text:span><text:span text:style-name="T171">у</text:span><text:span text:style-name="T172"><text:s/></text:span><text:span text:style-name="T173">числі</text:span><text:span text:style-name="T174">,<text:s/></text:span><text:span text:style-name="T175">записаному</text:span><text:span text:style-name="T176"><text:s/></text:span><text:span text:style-name="T177">у</text:span><text:span text:style-name="T178"><text:s/></text:span><text:span text:style-name="T179">зворотньому</text:span><text:span text:style-name="T180"><text:s/></text:span><text:span text:style-name="T181">порядку</text:span><text:span text:style-name="T182">.</text:span></text:p>
      <text:p text:style-name="P11"><text:span text:style-name="T183"><text:s/>4.<text:s/></text:span><text:span text:style-name="T184">Додаємо</text:span><text:span text:style-name="T185"><text:s/></text:span><text:span text:style-name="T186">результат</text:span><text:span text:style-name="T187"><text:s/></text:span><text:span text:style-name="T188">до</text:span><text:span text:style-name="T189"><text:s/></text:span><text:span text:style-name="T190">змінної</text:span><text:span text:style-name="T191"><text:s/></text:span><text:span text:style-name="T192">для</text:span><text:span text:style-name="T193"><text:s/></text:span><text:span text:style-name="T194">зворотнього</text:span><text:span text:style-name="T195"><text:s/></text:span><text:span text:style-name="T196">порядку</text:span><text:span text:style-name="T197">.</text:span></text:p>
      <text:p text:style-name="P11"><text:span text:style-name="T198">int main(){</text:span></text:p>
      <text:p text:style-name="P11"><text:span text:style-name="T198">#define NUMBER 405</text:span></text:p>
      <text:p text:style-name="P11"><text:span text:style-name="T198">int inverted_number = 0;</text:span></text:p>
      <text:p text:style-name="P11"><text:span text:style-name="T198">inverted_number += NUMBER % 10 * 100 + NUMBER / 100 * 1;</text:span></text:p>
      <text:p text:style-name="P11"><text:span text:style-name="T198">return 0;</text:span></text:p>
      <text:p text:style-name="P11"><text:span text:style-name="T198">}<text:s text:c="2"/></text:span></text:p>
      <text:p text:style-name="P11"><text:span text:style-name="T199">5.<text:s/></text:span><text:span text:style-name="T200">Перевірка</text:span><text:span text:style-name="T201">.</text:span></text:p>
      <text:p text:style-name="P11"><text:span text:style-name="T202">5.1<text:s/></text:span><text:span text:style-name="T203">Задано</text:span><text:span text:style-name="T204"><text:s/></text:span><text:span text:style-name="T205">число</text:span><text:span text:style-name="T206"><text:s/>405.<text:s/></text:span><text:span text:style-name="T207">Очікуємо</text:span><text:span text:style-name="T208"><text:s/></text:span><text:span text:style-name="T209">результат</text:span><text:span text:style-name="T210"><text:s/>504<text:s text:c="3"/></text:span></text:p>
      <text:p text:style-name="P11"><text:span text:style-name="T211">(gbd) list</text:span></text:p>
      <text:p text:style-name="P11"><text:span text:style-name="T211">1<text:s text:c="7"/>int main(){</text:span></text:p>
      <text:p text:style-name="P11"><text:span text:style-name="T211">2<text:s text:c="11"/>#define NUMBER 405 </text:span></text:p>
      <text:p text:style-name="P11"><text:span text:style-name="T212">5.2<text:s/></text:span><text:span text:style-name="T213">У</text:span><text:span text:style-name="T214"><text:s/></text:span><text:span text:style-name="T215">змінну</text:span><text:span text:style-name="T216"><text:s/>inverted_number<text:s/></text:span><text:span text:style-name="T217">отримали</text:span><text:span text:style-name="T218"><text:s/></text:span><text:span text:style-name="T219">значення</text:span><text:span text:style-name="T220"><text:s/>504</text:span></text:p>
      <text:p text:style-name="P11"><text:span text:style-name="T221">(gbd) n</text:span></text:p>
      <text:p text:style-name="P11"><text:span text:style-name="T221">4<text:s text:c="14"/>int inverted_number = 0;</text:span></text:p>
      <text:p text:style-name="P11"><text:span text:style-name="T221">(gbd) n </text:span></text:p>
      <text:p text:style-name="P11"><text:span text:style-name="T221">6<text:s text:c="14"/>inverted_number += NUMBER % 10 * 100 + NUMBER / 100 * 1;</text:span></text:p>
      <text:p text:style-name="P11"><text:span text:style-name="T221">(gbd) n </text:span></text:p>
      <text:p text:style-name="P11"><text:span text:style-name="T221">8<text:s text:c="14"/>return 0;</text:span></text:p>
      <text:p text:style-name="P11"><text:span text:style-name="T221">(gbd) print(inverted_number)</text:span></text:p>
      <text:p text:style-name="P11"><text:span text:style-name="T221">$1 = 504</text:span><text:span text:style-name="T222"><text:s/></text:span></text:p>
      <text:p text:style-name="P11"><text:span text:style-name="T223">Висновки</text:span><text:span text:style-name="T224">:</text:span></text:p>
      <text:p text:style-name="P11"><text:span text:style-name="T225"><text:tab/></text:span><text:span text:style-name="T226">При</text:span><text:span text:style-name="T227"><text:s/></text:span><text:span text:style-name="T228">виконанні</text:span><text:span text:style-name="T229"><text:s/></text:span><text:span text:style-name="T230">даної</text:span><text:span text:style-name="T231"><text:s/></text:span><text:span text:style-name="T232">лабораторної</text:span><text:span text:style-name="T233"><text:s/></text:span><text:span text:style-name="T234">роботи</text:span><text:span text:style-name="T235"><text:s/></text:span><text:span text:style-name="T236">було</text:span><text:span text:style-name="T237"><text:s/></text:span><text:span text:style-name="T238">набуто</text:span><text:span text:style-name="T239"><text:s/></text:span><text:span text:style-name="T240">навички</text:span><text:span text:style-name="T241"><text:s/></text:span><text:span text:style-name="T242">написання</text:span><text:span text:style-name="T243"><text:s/></text:span><text:span text:style-name="T244">лінійних</text:span><text:span text:style-name="T245"><text:s/></text:span><text:span text:style-name="T246">програм</text:span><text:span text:style-name="T247">.</text:span><text:span text:style-name="T2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